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6" style:family="table-cell" style:parent-style-name="Default" style:data-style-name="N125"/>
    <style:style style:name="ce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or fenv=0.1</text:p>
          </table:table-cell>
          <table:table-cell office:value-type="string" calcext:value-type="string">
            <text:p>for fenv=0.01</text:p>
          </table:table-cell>
          <table:table-cell office:value-type="string" calcext:value-type="string">
            <text:p>for fenv=0.1</text:p>
          </table:table-cell>
          <table:table-cell office:value-type="string" calcext:value-type="string">
            <text:p>for fenv=0.01</text:p>
          </table:table-cell>
        </table:table-row>
        <table:table-row table:style-name="ro1">
          <table:table-cell office:value-type="string" calcext:value-type="string">
            <text:p>Mass in earth masses</text:p>
          </table:table-cell>
          <table:table-cell office:value-type="string" calcext:value-type="string">
            <text:p>Mass in solar masses</text:p>
          </table:table-cell>
          <table:table-cell office:value-type="string" calcext:value-type="string">
            <text:p>rho</text:p>
          </table:table-cell>
          <table:table-cell table:number-columns-repeated="2" office:value-type="string" calcext:value-type="string">
            <text:p>M_p in solar masses</text:p>
          </table:table-cell>
          <table:table-cell table:number-columns-repeated="2" office:value-type="string" calcext:value-type="string">
            <text:p>r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5]*[.A6]" office:value-type="float" office:value="0.00000901327166700181" calcext:value-type="float">
            <text:p>9.01327166700181E-06</text:p>
          </table:table-cell>
          <table:table-cell table:style-name="ce3" table:formula="of:=([.A6]^0.19)*[.$B$17]" office:value-type="float" office:value="6.80120381351516" calcext:value-type="float">
            <text:p>6.8012</text:p>
          </table:table-cell>
          <table:table-cell table:formula="of:=([.A6]/0.9)*[.$B$15]" office:value-type="float" office:value="0.0000100147462966687" calcext:value-type="float">
            <text:p>1.00147462966687E-05</text:p>
          </table:table-cell>
          <table:table-cell table:formula="of:=([.A6]/0.99)*[.$B$15]" office:value-type="float" office:value="0.00000910431481515334" calcext:value-type="float">
            <text:p>9.10431481515334E-06</text:p>
          </table:table-cell>
          <table:table-cell table:formula="of:=[.$B$18]*[.$A6]*[.$B$13]" office:value-type="float" office:value="8.9646E+020" calcext:value-type="float">
            <text:p>8.9646E+020</text:p>
          </table:table-cell>
          <table:table-cell table:formula="of:=[.$B$18]*[.$A6]*[.$B$13]" office:value-type="float" office:value="8.9646E+020" calcext:value-type="float">
            <text:p>8.9646E+0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5]*[.A7]" office:value-type="float" office:value="0.000015022119445003" calcext:value-type="float">
            <text:p>1.5022119445003E-05</text:p>
          </table:table-cell>
          <table:table-cell table:style-name="ce3" table:formula="of:=([.A7]^0.19)*[.$B$17]" office:value-type="float" office:value="7.4944031584966" calcext:value-type="float">
            <text:p>7.4944</text:p>
          </table:table-cell>
          <table:table-cell table:formula="of:=([.A7]/0.9)*[.$B$15]" office:value-type="float" office:value="0.0000166912438277811" calcext:value-type="float">
            <text:p>1.66912438277811E-05</text:p>
          </table:table-cell>
          <table:table-cell table:formula="of:=([.A7]/0.99)*[.$B$15]" office:value-type="float" office:value="0.0000151738580252556" calcext:value-type="float">
            <text:p>1.51738580252556E-05</text:p>
          </table:table-cell>
          <table:table-cell table:formula="of:=[.$B$18]*[.$A7]*[.$B$13]" office:value-type="float" office:value="1.4941E+021" calcext:value-type="float">
            <text:p>1.4941E+021</text:p>
          </table:table-cell>
          <table:table-cell table:formula="of:=[.$B$18]*[.$A7]*[.$B$13]" office:value-type="float" office:value="1.4941E+021" calcext:value-type="float">
            <text:p>1.4941E+0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5]*[.A8]" office:value-type="float" office:value="0.0000210309672230042" calcext:value-type="float">
            <text:p>2.10309672230042E-05</text:p>
          </table:table-cell>
          <table:table-cell table:style-name="ce3" table:formula="of:=([.A8]^0.19)*[.$B$17]" office:value-type="float" office:value="7.98916478190906" calcext:value-type="float">
            <text:p>7.9892</text:p>
          </table:table-cell>
          <table:table-cell table:formula="of:=([.A8]/0.9)*[.$B$15]" office:value-type="float" office:value="0.0000233677413588936" calcext:value-type="float">
            <text:p>2.33677413588936E-05</text:p>
          </table:table-cell>
          <table:table-cell table:formula="of:=([.A8]/0.99)*[.$B$15]" office:value-type="float" office:value="0.0000212434012353578" calcext:value-type="float">
            <text:p>2.12434012353578E-05</text:p>
          </table:table-cell>
          <table:table-cell table:formula="of:=[.$B$18]*[.$A8]*[.$B$13]" office:value-type="float" office:value="2.09174E+021" calcext:value-type="float">
            <text:p>2.09174E+021</text:p>
          </table:table-cell>
          <table:table-cell table:formula="of:=[.$B$18]*[.$A8]*[.$B$13]" office:value-type="float" office:value="2.09174E+021" calcext:value-type="float">
            <text:p>2.09174E+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5]*[.A9]" office:value-type="float" office:value="0.000030044238890006" calcext:value-type="float">
            <text:p>3.0044238890006E-05</text:p>
          </table:table-cell>
          <table:table-cell table:style-name="ce3" table:formula="of:=([.A9]^0.19)*[.$B$17]" office:value-type="float" office:value="8.54934319530263" calcext:value-type="float">
            <text:p>8.5493</text:p>
          </table:table-cell>
          <table:table-cell table:formula="of:=([.A9]/0.9)*[.$B$15]" office:value-type="float" office:value="0.0000333824876555623" calcext:value-type="float">
            <text:p>3.33824876555623E-05</text:p>
          </table:table-cell>
          <table:table-cell table:formula="of:=([.A9]/0.99)*[.$B$15]" office:value-type="float" office:value="0.0000303477160505111" calcext:value-type="float">
            <text:p>3.03477160505111E-05</text:p>
          </table:table-cell>
          <table:table-cell table:formula="of:=[.$B$18]*[.$A9]*[.$B$13]" office:value-type="float" office:value="2.9882E+021" calcext:value-type="float">
            <text:p>2.9882E+021</text:p>
          </table:table-cell>
          <table:table-cell table:formula="of:=[.$B$18]*[.$A9]*[.$B$13]" office:value-type="float" office:value="2.9882E+021" calcext:value-type="float">
            <text:p>2.9882E+02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[.$B$15]*[.A10]" office:value-type="float" office:value="0.0000360530866680072" calcext:value-type="float">
            <text:p>3.60530866680072E-05</text:p>
          </table:table-cell>
          <table:table-cell table:style-name="ce3" table:formula="of:=([.A10]^0.19)*[.$B$17]" office:value-type="float" office:value="8.85069118991857" calcext:value-type="float">
            <text:p>8.8507</text:p>
          </table:table-cell>
          <table:table-cell table:formula="of:=([.A10]/0.9)*[.$B$15]" office:value-type="float" office:value="0.0000400589851866747" calcext:value-type="float">
            <text:p>4.00589851866747E-05</text:p>
          </table:table-cell>
          <table:table-cell table:formula="of:=([.A10]/0.99)*[.$B$15]" office:value-type="float" office:value="0.0000364172592606134" calcext:value-type="float">
            <text:p>3.64172592606134E-05</text:p>
          </table:table-cell>
          <table:table-cell table:formula="of:=[.$B$18]*[.$A10]*[.$B$13]" office:value-type="float" office:value="3.58584E+021" calcext:value-type="float">
            <text:p>3.58584E+021</text:p>
          </table:table-cell>
          <table:table-cell table:formula="of:=[.$B$18]*[.$A10]*[.$B$13]" office:value-type="float" office:value="3.58584E+021" calcext:value-type="float">
            <text:p>3.58584E+0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5]*[.A11]" office:value-type="float" office:value="0.0000450663583350091" calcext:value-type="float">
            <text:p>4.50663583350091E-05</text:p>
          </table:table-cell>
          <table:table-cell table:style-name="ce3" table:formula="of:=([.A11]^0.19)*[.$B$17]" office:value-type="float" office:value="9.23400468340124" calcext:value-type="float">
            <text:p>9.2340</text:p>
          </table:table-cell>
          <table:table-cell table:formula="of:=([.A11]/0.9)*[.$B$15]" office:value-type="float" office:value="0.0000500737314833434" calcext:value-type="float">
            <text:p>5.00737314833434E-05</text:p>
          </table:table-cell>
          <table:table-cell table:formula="of:=([.A11]/0.99)*[.$B$15]" office:value-type="float" office:value="0.0000455215740757667" calcext:value-type="float">
            <text:p>4.55215740757667E-05</text:p>
          </table:table-cell>
          <table:table-cell table:formula="of:=[.$B$18]*[.$A11]*[.$B$13]" office:value-type="float" office:value="4.4823E+021" calcext:value-type="float">
            <text:p>4.4823E+021</text:p>
          </table:table-cell>
          <table:table-cell table:formula="of:=[.$B$18]*[.$A11]*[.$B$13]" office:value-type="float" office:value="4.4823E+021" calcext:value-type="float">
            <text:p>4.4823E+0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_earth</text:p>
          </table:table-cell>
          <table:table-cell table:style-name="ce2" office:value-type="float" office:value="5.9764E+027" calcext:value-type="float">
            <text:p>5.98E+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_sun</text:p>
          </table:table-cell>
          <table:table-cell table:style-name="ce2" office:value-type="float" office:value="1.9892E+033" calcext:value-type="float">
            <text:p>1.99E+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_earth/M_sun</text:p>
          </table:table-cell>
          <table:table-cell table:formula="of:=[.B13]/[.B14]" office:value-type="float" office:value="0.0000030044238890006" calcext:value-type="float">
            <text:p>3.0044238890006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earth</text:p>
          </table:table-cell>
          <table:table-cell table:style-name="ce2" office:value-type="float" office:value="637000000" calcext:value-type="float">
            <text:p>6.37E+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_earth</text:p>
          </table:table-cell>
          <table:table-cell table:formula="of:=(3*[.B13])/(4*3.14159265*([.B16]^3))" office:value-type="float" office:value="5.5199195895158" calcext:value-type="float">
            <text:p>5.5199195895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e</text:p>
          </table:table-cell>
          <table:table-cell table:style-name="ce2" office:value-type="float" office:value="0.00000005" calcext:value-type="float">
            <text:p>5.00E-0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_sun</text:p>
          </table:table-cell>
          <table:table-cell table:style-name="ce2" office:value-type="float" office:value="3.8418E+033" calcext:value-type="float">
            <text:p>3.84E+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_earth_sun</text:p>
          </table:table-cell>
          <table:table-cell table:style-name="ce2" office:value-type="float" office:value="14959789210000" calcext:value-type="float">
            <text:p>1.50E+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x_earth</text:p>
          </table:table-cell>
          <table:table-cell table:style-name="ce6" table:formula="of:=[.B20]/(4*3.14159265359*([.B21])^2)" office:value-type="float" office:value="1366073.10101719" calcext:value-type="float">
            <text:p>1.36607E+0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4">
      <number:number number:decimal-places="4" loext:min-decimal-places="4" number:min-integer-digits="1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5:25:39.713725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4:54:56.272590835</meta:creation-date>
    <dc:date>2022-04-07T16:13:53.138671714</dc:date>
    <meta:editing-duration>PT2H1M22S</meta:editing-duration>
    <meta:editing-cycles>3</meta:editing-cycles>
    <meta:generator>LibreOffice/6.0.7.3$Linux_X86_64 LibreOffice_project/00m0$Build-3</meta:generator>
    <meta:document-statistic meta:table-count="1" meta:cell-count="71" meta:object-count="0"/>
  </office:meta>
</office:document-meta>
</file>